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ResourceManager.AFPResour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PResourceManager.createDataStream( AFPPaintingState paintingState ,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PResourceManager.setDefaultResourceGroupFilePath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Manager.createObject( AFPDataObjectInfo dataObjectInf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FPResourceManager.writeT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sourceManager.getData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